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81.05pt"/>
    </style:style>
    <style:style style:name="co5" style:family="table-column">
      <style:table-column-properties fo:break-before="auto" style:column-width="12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FromList" table:style-name="ta1">
        <table:shapes>
          <draw:frame draw:z-index="0" draw:style-name="gr1" draw:text-style-name="P1" svg:width="453.88pt" svg:height="255.15pt" svg:x="283.66pt" svg:y="1044.45pt">
            <loext:p draw:notify-on-update-of-ranges="toFromList.B61:toFromList.B61 toFromList.B62:toFromList.B80 toFromList.D61:toFromList.D61 toFromList.D62:toFromList.D80 toFromList.E61:toFromList.E61 toFromList.E62:toFromList.E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date" office:date-value="2017-01-17" calcext:value-type="date">
            <text:p>01/17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]/[.E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]/[.E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]/[.E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]/[.E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]/[.E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]/[.E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]/[.E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]/[.E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]/[.E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/[.E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24" calcext:value-type="float">
            <text:p>2.2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2]/[.E12]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.49" calcext:value-type="float">
            <text:p>4.4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3]/[.E13]"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9.09" calcext:value-type="float">
            <text:p>9.09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14]/[.E14]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8.07" calcext:value-type="float">
            <text:p>18.0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15]/[.E15]" office:value-type="float" office:value="301.166666666667" calcext:value-type="float">
            <text:p>301.1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36.43" calcext:value-type="float">
            <text:p>36.43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D16]/[.E16]" office:value-type="float" office:value="303.583333333333" calcext:value-type="float">
            <text:p>303.58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73.2" calcext:value-type="float">
            <text:p>73.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D17]/[.E17]" office:value-type="float" office:value="292.8" calcext:value-type="float">
            <text:p>292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144.85" calcext:value-type="float">
            <text:p>144.85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D18]/[.E18]" office:value-type="float" office:value="329.204545454545" calcext:value-type="float">
            <text:p>329.2045454545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1-28" calcext:value-type="date">
            <text:p>01/28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ubstitu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21]/[.E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]/[.E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]/[.E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]/[.E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]/[.E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]/[.E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]/[.E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]/[.E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]/[.E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]/[.E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1]/[.E31]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.95" calcext:value-type="float">
            <text:p>1.9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2]/[.E32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4.05" calcext:value-type="float">
            <text:p>4.0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33]/[.E33]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8.05" calcext:value-type="float">
            <text:p>8.0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34]/[.E34]" office:value-type="float" office:value="134.166666666667" calcext:value-type="float">
            <text:p>134.1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16.43" calcext:value-type="float">
            <text:p>16.43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D35]/[.E35]" office:value-type="float" office:value="117.357142857143" calcext:value-type="float">
            <text:p>117.357142857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32.87" calcext:value-type="float">
            <text:p>32.87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[.D36]/[.E36]" office:value-type="float" office:value="142.913043478261" calcext:value-type="float">
            <text:p>142.9130434782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68.05" calcext:value-type="float">
            <text:p>68.05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[.D37]/[.E37]" office:value-type="float" office:value="117.327586206897" calcext:value-type="float">
            <text:p>117.32758620689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2-24" calcext:value-type="date">
            <text:p>02/24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 embedd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5.59" calcext:value-type="float">
            <text:p>5.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22.67" calcext:value-type="float">
            <text:p>22.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45.04" calcext:value-type="float">
            <text:p>45.04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89.18" calcext:value-type="float">
            <text:p>89.18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stack overflow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Shallow embed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6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]/[.E62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2]+1" office:value-type="float" office:value="2" calcext:value-type="float">
            <text:p>2</text:p>
          </table:table-cell>
          <table:table-cell table:formula="of:=2^[.B63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]/[.E63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3]+1" office:value-type="float" office:value="3" calcext:value-type="float">
            <text:p>3</text:p>
          </table:table-cell>
          <table:table-cell table:formula="of:=2^[.B64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]/[.E64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4]+1" office:value-type="float" office:value="4" calcext:value-type="float">
            <text:p>4</text:p>
          </table:table-cell>
          <table:table-cell table:formula="of:=2^[.B65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/[.E65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5]+1" office:value-type="float" office:value="5" calcext:value-type="float">
            <text:p>5</text:p>
          </table:table-cell>
          <table:table-cell table:formula="of:=2^[.B66]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]/[.E66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6]+1" office:value-type="float" office:value="6" calcext:value-type="float">
            <text:p>6</text:p>
          </table:table-cell>
          <table:table-cell table:formula="of:=2^[.B67]"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7]/[.E67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7]+1" office:value-type="float" office:value="7" calcext:value-type="float">
            <text:p>7</text:p>
          </table:table-cell>
          <table:table-cell table:formula="of:=2^[.B68]"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8]/[.E68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8]+1" office:value-type="float" office:value="8" calcext:value-type="float">
            <text:p>8</text:p>
          </table:table-cell>
          <table:table-cell table:formula="of:=2^[.B69]" office:value-type="float" office:value="256" calcext:value-type="float">
            <text:p>25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D69]/[.E69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9]+1" office:value-type="float" office:value="9" calcext:value-type="float">
            <text:p>9</text:p>
          </table:table-cell>
          <table:table-cell table:formula="of:=2^[.B70]" office:value-type="float" office:value="512" calcext:value-type="float">
            <text:p>51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0]+1" office:value-type="float" office:value="10" calcext:value-type="float">
            <text:p>10</text:p>
          </table:table-cell>
          <table:table-cell table:formula="of:=2^[.B71]" office:value-type="float" office:value="1024" calcext:value-type="float">
            <text:p>10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D71]/[.E71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1]+1" office:value-type="float" office:value="11" calcext:value-type="float">
            <text:p>11</text:p>
          </table:table-cell>
          <table:table-cell table:formula="of:=2^[.B72]" office:value-type="float" office:value="2048" calcext:value-type="float">
            <text:p>2048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[.D72]/[.E72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2]+1" office:value-type="float" office:value="12" calcext:value-type="float">
            <text:p>12</text:p>
          </table:table-cell>
          <table:table-cell table:formula="of:=2^[.B73]" office:value-type="float" office:value="4096" calcext:value-type="float">
            <text:p>409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3]+1" office:value-type="float" office:value="13" calcext:value-type="float">
            <text:p>13</text:p>
          </table:table-cell>
          <table:table-cell table:formula="of:=2^[.B74]" office:value-type="float" office:value="8192" calcext:value-type="float">
            <text:p>8192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table:formula="of:=[.D74]/[.E74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4]+1" office:value-type="float" office:value="14" calcext:value-type="float">
            <text:p>14</text:p>
          </table:table-cell>
          <table:table-cell table:formula="of:=2^[.B75]" office:value-type="float" office:value="16384" calcext:value-type="float">
            <text:p>16384</text:p>
          </table:table-cell>
          <table:table-cell office:value-type="float" office:value="4.69" calcext:value-type="float">
            <text:p>4.69</text:p>
          </table:table-cell>
          <table:table-cell office:value-type="float" office:value="0.01" calcext:value-type="float">
            <text:p>0.01</text:p>
          </table:table-cell>
          <table:table-cell table:formula="of:=[.D75]/[.E75]" office:value-type="float" office:value="469" calcext:value-type="float">
            <text:p>469</text:p>
          </table:table-cell>
          <table:table-cell table:style-name="ce2"/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formula="of:=[.B75]+1" office:value-type="float" office:value="15" calcext:value-type="float">
            <text:p>15</text:p>
          </table:table-cell>
          <table:table-cell table:formula="of:=2^[.B76]" office:value-type="float" office:value="32768" calcext:value-type="float">
            <text:p>32768</text:p>
          </table:table-cell>
          <table:table-cell office:value-type="float" office:value="16.48" calcext:value-type="float">
            <text:p>16.48</text:p>
          </table:table-cell>
          <table:table-cell office:value-type="float" office:value="0.01" calcext:value-type="float">
            <text:p>0.01</text:p>
          </table:table-cell>
          <table:table-cell table:formula="of:=[.D76]/[.E76]" office:value-type="float" office:value="1648" calcext:value-type="float">
            <text:p>1648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6]+1" office:value-type="float" office:value="16" calcext:value-type="float">
            <text:p>16</text:p>
          </table:table-cell>
          <table:table-cell table:formula="of:=2^[.B77]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formula="of:=[.D77]/[.E77]" office:value-type="float" office:value="1600" calcext:value-type="float">
            <text:p>160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7]+1" office:value-type="float" office:value="17" calcext:value-type="float">
            <text:p>17</text:p>
          </table:table-cell>
          <table:table-cell table:formula="of:=2^[.B78]" office:value-type="float" office:value="131072" calcext:value-type="float">
            <text:p>131072</text:p>
          </table:table-cell>
          <table:table-cell office:value-type="float" office:value="257" calcext:value-type="float">
            <text:p>257</text:p>
          </table:table-cell>
          <table:table-cell office:value-type="float" office:value="0.17" calcext:value-type="float">
            <text:p>0.17</text:p>
          </table:table-cell>
          <table:table-cell table:formula="of:=[.D78]/[.E78]" office:value-type="float" office:value="1511.76470588235" calcext:value-type="float">
            <text:p>1511.76470588235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8]+1" office:value-type="float" office:value="18" calcext:value-type="float">
            <text:p>18</text:p>
          </table:table-cell>
          <table:table-cell table:formula="of:=2^[.B79]" office:value-type="float" office:value="262144" calcext:value-type="float">
            <text:p>262144</text:p>
          </table:table-cell>
          <table:table-cell office:value-type="float" office:value="1032" calcext:value-type="float">
            <text:p>1032</text:p>
          </table:table-cell>
          <table:table-cell office:value-type="float" office:value="0.07" calcext:value-type="float">
            <text:p>0.07</text:p>
          </table:table-cell>
          <table:table-cell table:formula="of:=[.D79]/[.E79]" office:value-type="float" office:value="14742.8571428571" calcext:value-type="float">
            <text:p>14742.8571428571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9]+1" office:value-type="float" office:value="19" calcext:value-type="float">
            <text:p>19</text:p>
          </table:table-cell>
          <table:table-cell table:formula="of:=2^[.B80]" office:value-type="float" office:value="524288" calcext:value-type="float">
            <text:p>524288</text:p>
          </table:table-cell>
          <table:table-cell office:value-type="float" office:value="3995" calcext:value-type="float">
            <text:p>3995</text:p>
          </table:table-cell>
          <table:table-cell office:value-type="float" office:value="0.69" calcext:value-type="float">
            <text:p>0.69</text:p>
          </table:table-cell>
          <table:table-cell table:formula="of:=[.D80]/[.E80]" office:value-type="float" office:value="5789.85507246377" calcext:value-type="float">
            <text:p>5789.85507246377</text:p>
          </table:table-cell>
          <table:table-cell table:style-name="ce2"/>
          <table:table-cell table:number-columns-repeated="3"/>
        </table:table-row>
      </table:table>
      <table:table table:name="Sessions" table:style-name="ta1">
        <table:table-column table:style-name="co1" table:number-columns-repeated="5" table:default-cell-style-name="Default"/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llow embedding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 and receive some data some number of tim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executions</text:p>
          </table:table-cell>
          <table:table-cell office:value-type="string" calcext:value-type="string">
            <text:p>Linear (seconds)</text:p>
          </table:table-cell>
          <table:table-cell office:value-type="string" calcext:value-type="string">
            <text:p>Non-linear (seconds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[.C12]/[.D1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table:formula="of:=[.C13]/[.D13]" office:value-type="float" office:value="4.66666666666667" calcext:value-type="float">
            <text:p>4.6666666666666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table:formula="of:=[.C14]/[.D14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 table:formula="of:=[.C15]/[.D15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22" calcext:value-type="float">
            <text:p>1.22</text:p>
          </table:table-cell>
          <table:table-cell office:value-type="float" office:value="0.05" calcext:value-type="float">
            <text:p>0.05</text:p>
          </table:table-cell>
          <table:table-cell table:formula="of:=[.C16]/[.D16]" office:value-type="float" office:value="24.4" calcext:value-type="float">
            <text:p>24.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.53" calcext:value-type="float">
            <text:p>2.53</text:p>
          </table:table-cell>
          <table:table-cell office:value-type="float" office:value="0.12" calcext:value-type="float">
            <text:p>0.12</text:p>
          </table:table-cell>
          <table:table-cell table:formula="of:=[.C17]/[.D17]" office:value-type="float" office:value="21.0833333333333" calcext:value-type="float">
            <text:p>21.083333333333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.85" calcext:value-type="float">
            <text:p>4.85</text:p>
          </table:table-cell>
          <table:table-cell office:value-type="float" office:value="0.24" calcext:value-type="float">
            <text:p>0.24</text:p>
          </table:table-cell>
          <table:table-cell table:formula="of:=[.C18]/[.D18]" office:value-type="float" office:value="20.2083333333333" calcext:value-type="float">
            <text:p>20.208333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0.1" calcext:value-type="float">
            <text:p>10.1</text:p>
          </table:table-cell>
          <table:table-cell office:value-type="float" office:value="0.4" calcext:value-type="float">
            <text:p>0.4</text:p>
          </table:table-cell>
          <table:table-cell table:formula="of:=[.C19]/[.D19]" office:value-type="float" office:value="25.25" calcext:value-type="float">
            <text:p>25.2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20.42" calcext:value-type="float">
            <text:p>20.42</text:p>
          </table:table-cell>
          <table:table-cell office:value-type="float" office:value="1" calcext:value-type="float">
            <text:p>1</text:p>
          </table:table-cell>
          <table:table-cell table:formula="of:=[.C20]/[.D20]" office:value-type="float" office:value="20.42" calcext:value-type="float">
            <text:p>20.42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39.83" calcext:value-type="float">
            <text:p>39.83</text:p>
          </table:table-cell>
          <table:table-cell office:value-type="float" office:value="1.95" calcext:value-type="float">
            <text:p>1.95</text:p>
          </table:table-cell>
          <table:table-cell table:formula="of:=[.C21]/[.D21]" office:value-type="float" office:value="20.425641025641" calcext:value-type="float">
            <text:p>20.425641025641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78.83" calcext:value-type="float">
            <text:p>78.83</text:p>
          </table:table-cell>
          <table:table-cell office:value-type="float" office:value="3.6" calcext:value-type="float">
            <text:p>3.6</text:p>
          </table:table-cell>
          <table:table-cell table:formula="of:=[.C22]/[.D22]" office:value-type="float" office:value="21.8972222222222" calcext:value-type="float">
            <text:p>21.8972222222222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59.87" calcext:value-type="float">
            <text:p>159.87</text:p>
          </table:table-cell>
          <table:table-cell office:value-type="float" office:value="7.63" calcext:value-type="float">
            <text:p>7.63</text:p>
          </table:table-cell>
          <table:table-cell table:formula="of:=[.C23]/[.D23]" office:value-type="float" office:value="20.9528178243775" calcext:value-type="float">
            <text:p>20.9528178243775</text:p>
          </table:table-cell>
        </table:table-row>
      </table:table>
      <table:table table:name="Quicksort" table:style-name="ta1"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/[.D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'scope' call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/[.D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4]/[.D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5.19" calcext:value-type="float">
            <text:p>5.19</text:p>
          </table:table-cell>
          <table:table-cell office:value-type="float" office:value="0.06" calcext:value-type="float">
            <text:p>0.06</text:p>
          </table:table-cell>
          <table:table-cell table:formula="of:=[.C12]/[.D12]" office:value-type="float" office:value="86.5" calcext:value-type="float">
            <text:p>86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8.41" calcext:value-type="float">
            <text:p>18.41</text:p>
          </table:table-cell>
          <table:table-cell office:value-type="float" office:value="0.14" calcext:value-type="float">
            <text:p>0.14</text:p>
          </table:table-cell>
          <table:table-cell table:formula="of:=[.C13]/[.D13]" office:value-type="float" office:value="131.5" calcext:value-type="float">
            <text:p>131.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73.71" calcext:value-type="float">
            <text:p>73.71</text:p>
          </table:table-cell>
          <table:table-cell office:value-type="float" office:value="0.53" calcext:value-type="float">
            <text:p>0.53</text:p>
          </table:table-cell>
          <table:table-cell table:formula="of:=[.C14]/[.D14]" office:value-type="float" office:value="139.075471698113" calcext:value-type="float">
            <text:p>139.07547169811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5]/[.D1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/[.D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/[.D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]/[.D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22]/[.D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23]/[.D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24]/[.D2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25]/[.D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26]/[.D2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1" calcext:value-type="float">
            <text:p>0.41</text:p>
          </table:table-cell>
          <table:table-cell/>
          <table:table-cell table:formula="of:=[.C27]/[.D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8" calcext:value-type="float">
            <text:p>1.08</text:p>
          </table:table-cell>
          <table:table-cell/>
          <table:table-cell table:formula="of:=[.C28]/[.D2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32" calcext:value-type="float">
            <text:p>2.32</text:p>
          </table:table-cell>
          <table:table-cell office:value-type="float" office:value="0.02" calcext:value-type="float">
            <text:p>0.02</text:p>
          </table:table-cell>
          <table:table-cell table:formula="of:=[.C29]/[.D29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.53" calcext:value-type="float">
            <text:p>4.53</text:p>
          </table:table-cell>
          <table:table-cell office:value-type="float" office:value="0.09" calcext:value-type="float">
            <text:p>0.09</text:p>
          </table:table-cell>
          <table:table-cell table:formula="of:=[.C30]/[.D30]" office:value-type="float" office:value="50.3333333333333" calcext:value-type="float">
            <text:p>50.3333333333333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94" calcext:value-type="float">
            <text:p>10.94</text:p>
          </table:table-cell>
          <table:table-cell office:value-type="float" office:value="0.26" calcext:value-type="float">
            <text:p>0.26</text:p>
          </table:table-cell>
          <table:table-cell table:formula="of:=[.C31]/[.D31]" office:value-type="float" office:value="42.0769230769231" calcext:value-type="float">
            <text:p>42.0769230769231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6.63" calcext:value-type="float">
            <text:p>36.63</text:p>
          </table:table-cell>
          <table:table-cell office:value-type="float" office:value="1.06" calcext:value-type="float">
            <text:p>1.06</text:p>
          </table:table-cell>
          <table:table-cell table:formula="of:=[.C32]/[.D32]" office:value-type="float" office:value="34.5566037735849" calcext:value-type="float">
            <text:p>34.556603773584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2.85" calcext:value-type="float">
            <text:p>152.85</text:p>
          </table:table-cell>
          <table:table-cell office:value-type="float" office:value="9.17" calcext:value-type="float">
            <text:p>9.17</text:p>
          </table:table-cell>
          <table:table-cell table:formula="of:=[.C33]/[.D33]" office:value-type="float" office:value="16.6684841875682" calcext:value-type="float">
            <text:p>16.668484187568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37]/[.D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38]/[.D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C39]/[.D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40]/[.D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41]/[.D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42]/[.D4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43]/[.D4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4]/[.D4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[.C45]/[.D4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82" calcext:value-type="float">
            <text:p>0.82</text:p>
          </table:table-cell>
          <table:table-cell/>
          <table:table-cell table:formula="of:=[.C46]/[.D4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table:formula="of:=[.C47]/[.D47]" office:value-type="float" office:value="125.5" calcext:value-type="float">
            <text:p>125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9" calcext:value-type="float">
            <text:p>5.9</text:p>
          </table:table-cell>
          <table:table-cell office:value-type="float" office:value="0.08" calcext:value-type="float">
            <text:p>0.08</text:p>
          </table:table-cell>
          <table:table-cell table:formula="of:=[.C48]/[.D48]" office:value-type="float" office:value="73.75" calcext:value-type="float">
            <text:p>73.7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67" calcext:value-type="float">
            <text:p>10.67</text:p>
          </table:table-cell>
          <table:table-cell office:value-type="float" office:value="0.31" calcext:value-type="float">
            <text:p>0.31</text:p>
          </table:table-cell>
          <table:table-cell table:formula="of:=[.C49]/[.D49]" office:value-type="float" office:value="34.4193548387097" calcext:value-type="float">
            <text:p>34.419354838709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1.58" calcext:value-type="float">
            <text:p>31.58</text:p>
          </table:table-cell>
          <table:table-cell office:value-type="float" office:value="0.94" calcext:value-type="float">
            <text:p>0.94</text:p>
          </table:table-cell>
          <table:table-cell table:formula="of:=[.C50]/[.D50]" office:value-type="float" office:value="33.5957446808511" calcext:value-type="float">
            <text:p>33.5957446808511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34.77" calcext:value-type="float">
            <text:p>134.77</text:p>
          </table:table-cell>
          <table:table-cell office:value-type="float" office:value="5.25" calcext:value-type="float">
            <text:p>5.25</text:p>
          </table:table-cell>
          <table:table-cell table:formula="of:=[.C51]/[.D51]" office:value-type="float" office:value="25.6704761904762" calcext:value-type="float">
            <text:p>25.6704761904762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861.2" calcext:value-type="float">
            <text:p>861.2</text:p>
          </table:table-cell>
          <table:table-cell office:value-type="float" office:value="50.79" calcext:value-type="float">
            <text:p>50.79</text:p>
          </table:table-cell>
          <table:table-cell table:formula="of:=[.C52]/[.D52]" office:value-type="float" office:value="16.9560937192361" calcext:value-type="float">
            <text:p>16.95609371923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55]/[.D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56]/[.D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57]/[.D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58]/[.D5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59]/[.D5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60]/[.D6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61]/[.D6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[.C62]/[.D6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73" calcext:value-type="float">
            <text:p>0.73</text:p>
          </table:table-cell>
          <table:table-cell/>
          <table:table-cell table:formula="of:=[.C63]/[.D6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[.C64]/[.D6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7" calcext:value-type="float">
            <text:p>3.27</text:p>
          </table:table-cell>
          <table:table-cell office:value-type="float" office:value="0.01" calcext:value-type="float">
            <text:p>0.01</text:p>
          </table:table-cell>
          <table:table-cell table:formula="of:=[.C65]/[.D65]"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4" calcext:value-type="float">
            <text:p>9.4</text:p>
          </table:table-cell>
          <table:table-cell office:value-type="float" office:value="0.14" calcext:value-type="float">
            <text:p>0.14</text:p>
          </table:table-cell>
          <table:table-cell table:formula="of:=[.C66]/[.D66]" office:value-type="float" office:value="67.1428571428571" calcext:value-type="float">
            <text:p>67.1428571428571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08" calcext:value-type="float">
            <text:p>20.08</text:p>
          </table:table-cell>
          <table:table-cell office:value-type="float" office:value="0.29" calcext:value-type="float">
            <text:p>0.29</text:p>
          </table:table-cell>
          <table:table-cell table:formula="of:=[.C67]/[.D67]" office:value-type="float" office:value="69.2413793103448" calcext:value-type="float">
            <text:p>69.2413793103448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9.37" calcext:value-type="float">
            <text:p>59.37</text:p>
          </table:table-cell>
          <table:table-cell office:value-type="float" office:value="1.95" calcext:value-type="float">
            <text:p>1.95</text:p>
          </table:table-cell>
          <table:table-cell table:formula="of:=[.C68]/[.D68]" office:value-type="float" office:value="30.4461538461538" calcext:value-type="float">
            <text:p>30.4461538461538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34.51" calcext:value-type="float">
            <text:p>234.51</text:p>
          </table:table-cell>
          <table:table-cell office:value-type="float" office:value="13.76" calcext:value-type="float">
            <text:p>13.76</text:p>
          </table:table-cell>
          <table:table-cell table:formula="of:=[.C69]/[.D69]" office:value-type="float" office:value="17.0428779069767" calcext:value-type="float">
            <text:p>17.042877906976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70]/[.D7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73]/[.D7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74]/[.D7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but without Ctx Sings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75]/[.D7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76]/[.D7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77]/[.D7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78]/[.D7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79]/[.D7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80]/[.D8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4" calcext:value-type="float">
            <text:p>0.54</text:p>
          </table:table-cell>
          <table:table-cell/>
          <table:table-cell table:formula="of:=[.C81]/[.D8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C82]/[.D8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table:formula="of:=[.C83]/[.D83]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19" calcext:value-type="float">
            <text:p>9.19</text:p>
          </table:table-cell>
          <table:table-cell office:value-type="float" office:value="0.05" calcext:value-type="float">
            <text:p>0.05</text:p>
          </table:table-cell>
          <table:table-cell table:formula="of:=[.C84]/[.D84]" office:value-type="float" office:value="183.8" calcext:value-type="float">
            <text:p>183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75" calcext:value-type="float">
            <text:p>20.75</text:p>
          </table:table-cell>
          <table:table-cell office:value-type="float" office:value="0.25" calcext:value-type="float">
            <text:p>0.25</text:p>
          </table:table-cell>
          <table:table-cell table:formula="of:=[.C85]/[.D85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7.37" calcext:value-type="float">
            <text:p>57.37</text:p>
          </table:table-cell>
          <table:table-cell office:value-type="float" office:value="1.9" calcext:value-type="float">
            <text:p>1.9</text:p>
          </table:table-cell>
          <table:table-cell table:formula="of:=[.C86]/[.D86]" office:value-type="float" office:value="30.1947368421053" calcext:value-type="float">
            <text:p>30.194736842105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table:number-columns-repeated="2"/>
          <table:table-cell table:formula="of:=[.C87]/[.D8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88]/[.D88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5:47:09.618228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7-01-17T14:18:16.648238044</meta:creation-date>
    <dc:date>2017-05-10T17:49:17.178288066</dc:date>
    <dc:creator>jennifer </dc:creator>
    <meta:editing-duration>PT7H16M16S</meta:editing-duration>
    <meta:editing-cycles>7</meta:editing-cycles>
    <meta:generator>LibreOffice/5.2.2.2$Linux_X86_64 LibreOffice_project/8f96e87c890bf8fa77463cd4b640a2312823f3ad</meta:generator>
    <meta:document-statistic meta:table-count="3" meta:cell-count="6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2cm" xlink:href=".." xlink:type="simple" chart:class="chart:bar" chart:style-name="ch1">
        <chart:legend chart:legend-position="end" svg:x="10.839cm" svg:y="3.953cm" style:legend-expansion="high" chart:style-name="ch2"/>
        <chart:plot-area chart:style-name="ch3" table:cell-range-address="toFromList.B61:toFromList.B80 toFromList.D61:toFromList.E80" chart:data-source-has-labels="both" svg:x="0.32cm" svg:y="0.18cm" svg:width="10.199cm" svg:height="8.642cm">
          <chartooo:coordinate-region svg:x="1.497cm" svg:y="0.379cm" svg:width="9.022cm" svg:height="7.796cm"/>
          <chart:axis chart:dimension="x" chart:name="primary-x" chart:style-name="ch4" chartooo:axis-type="auto">
            <chartooo:date-scale/>
            <chart:categories table:cell-range-address="toFromList.B62:toFromList.B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FromList.D62:toFromList.D80" chart:label-cell-address="toFromList.D61:toFromList.D61" chart:class="chart:bar">
            <chart:data-point chart:repeated="19"/>
          </chart:series>
          <chart:series chart:style-name="ch8" chart:values-cell-range-address="toFromList.E62:toFromList.E80" chart:label-cell-address="toFromList.E61:toFromList.E6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FromList (linear) (seconds)</text:p>
                <draw:g>
                  <svg:desc>toFromList.D61:toFromList.D61</svg:desc>
                </draw:g>
              </table:table-cell>
              <table:table-cell office:value-type="string">
                <text:p>toFromList (direct) (seconds)</text:p>
                <draw:g>
                  <svg:desc>toFromList.E61:toFromList.E6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oFromList.B62:toFromList.B80</svg:desc>
                </draw:g>
              </table:table-cell>
              <table:table-cell office:value-type="float" office:value="0">
                <text:p>0</text:p>
                <draw:g>
                  <svg:desc>toFromList.D62:toFromList.D80</svg:desc>
                </draw:g>
              </table:table-cell>
              <table:table-cell office:value-type="float" office:value="0">
                <text:p>0</text:p>
                <draw:g>
                  <svg:desc>toFromList.E62:toFromList.E8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69">
                <text:p>4.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.48">
                <text:p>16.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7">
                <text:p>25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95">
                <text:p>3995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